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Georgia" svg:font-family="Georgia"/>
    <style:font-face style:name="Tahoma" svg:font-family="Tahom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035in" style:page-number="auto"/>
      <style:text-properties fo:font-size="5.94999980926514pt" style:font-size-asian="5.94999980926514pt" style:font-size-complex="5.94999980926514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02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72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65in" style:type="right"/>
        </style:tab-stops>
      </style:paragraph-properties>
    </style:style>
    <style:style style:name="P6" style:family="paragraph" style:parent-style-name="Body_20_text_20__28_8_29_" style:master-page-name="">
      <style:paragraph-properties fo:margin-left="0in" fo:margin-right="0in" fo:margin-top="0in" fo:margin-bottom="0in" loext:contextual-spacing="false" fo:line-height="0.1528in" fo:text-indent="0in" style:auto-text-indent="false" style:page-number="auto"/>
    </style:style>
    <style:style style:name="P7"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8"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9" style:family="paragraph" style:parent-style-name="Body_20_text_20__28_5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0" style:family="paragraph" style:parent-style-name="Body_20_text_20__28_5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11"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12" style:family="paragraph" style:parent-style-name="Body_20_text_20__28_9_29_" style:master-page-name="">
      <style:paragraph-properties fo:margin-left="0.1945in" fo:margin-right="0in" fo:margin-top="0in" fo:margin-bottom="0in" loext:contextual-spacing="false" fo:line-height="0.0972in" fo:text-indent="-0.1945in" style:auto-text-indent="false" style:page-number="auto"/>
    </style:style>
    <style:style style:name="P13" style:family="paragraph" style:parent-style-name="Body_20_text_20__28_2_29_" style:master-page-name="">
      <style:paragraph-properties fo:margin-left="0in" fo:margin-right="0in" fo:margin-top="0in" fo:margin-bottom="0.0736in" loext:contextual-spacing="false" fo:text-align="start" style:justify-single-word="false" fo:text-indent="0.139in" style:auto-text-indent="false" style:page-number="auto"/>
    </style:style>
    <style:style style:name="P14"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85in"/>
        </style:tab-stops>
      </style:paragraph-properties>
    </style:style>
    <style:style style:name="P15"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16" style:family="paragraph" style:parent-style-name="Body_20_text_20__28_10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7" style:family="paragraph" style:parent-style-name="Body_20_text_20__28_2_29_" style:master-page-name="">
      <style:paragraph-properties fo:margin-left="0.278in" fo:margin-right="0in" fo:margin-top="0in" fo:margin-bottom="0in" loext:contextual-spacing="false" fo:text-align="start" style:justify-single-word="false" fo:text-indent="-0.278in" style:auto-text-indent="false" style:page-number="auto"/>
    </style:style>
    <style:style style:name="P18"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19" style:family="paragraph" style:parent-style-name="Body_20_text_20__28_7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20"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style>
    <style:style style:name="P21" style:family="paragraph" style:parent-style-name="Body_20_text_20__28_2_29_" style:master-page-name="">
      <style:paragraph-properties fo:margin-left="0in" fo:margin-right="0.0972in" fo:margin-top="0in" fo:margin-bottom="0in" loext:contextual-spacing="false" fo:text-align="justify" style:justify-single-word="false" fo:text-indent="0.2917in" style:auto-text-indent="false" style:page-number="auto"/>
    </style:style>
    <style:style style:name="P22"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23" style:family="paragraph" style:parent-style-name="Body_20_text_20__28_5_29_" style:master-page-name="">
      <style:paragraph-properties fo:margin-left="0.1807in" fo:margin-right="0in" fo:margin-top="0in" fo:margin-bottom="0in" loext:contextual-spacing="false" fo:text-align="start" style:justify-single-word="false" fo:text-indent="0.111in" style:auto-text-indent="false" style:page-number="auto"/>
    </style:style>
    <style:style style:name="P24" style:family="paragraph" style:parent-style-name="Body_20_text_20__28_11_29_" style:list-style-name="L7"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25" style:family="paragraph" style:parent-style-name="Heading_20__23_1" style:master-page-name="">
      <style:paragraph-properties fo:margin-left="0.0417in" fo:margin-right="0in" fo:margin-top="0in" fo:margin-bottom="0in" loext:contextual-spacing="false" fo:line-height="0.2638in" fo:keep-together="always" fo:text-indent="0in" style:auto-text-indent="false" style:page-number="auto" fo:keep-with-next="always"/>
    </style:style>
    <style:style style:name="P26"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965in"/>
        </style:tab-stops>
      </style:paragraph-properties>
    </style:style>
    <style:style style:name="P27" style:family="paragraph" style:parent-style-name="Body_20_text_20__28_2_29_" style:list-style-name="L2" style:master-page-name="PageStyle1">
      <style:paragraph-properties fo:margin-left="0.1807in" fo:margin-right="0in" fo:margin-top="0in" fo:margin-bottom="0in" loext:contextual-spacing="false" fo:text-align="justify" style:justify-single-word="false" fo:text-indent="-0.1807in" style:auto-text-indent="false" style:page-number="242">
        <style:tab-stops>
          <style:tab-stop style:position="-0.0272in"/>
        </style:tab-stops>
      </style:paragraph-properties>
    </style:style>
    <style:style style:name="P28"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9"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30"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898in"/>
        </style:tab-stops>
      </style:paragraph-properties>
    </style:style>
    <style:style style:name="P31"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32" style:family="paragraph" style:parent-style-name="Body_20_text_20__28_2_29_" style:list-style-name="L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33" style:family="paragraph" style:parent-style-name="Body_20_text_20__28_2_29_" style:list-style-name="L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34" style:family="paragraph" style:parent-style-name="Body_20_text_20__28_2_29_" style:master-page-name="PageStyle3">
      <style:paragraph-properties fo:margin-left="0.1945in" fo:margin-right="0in" fo:margin-top="0in" fo:margin-bottom="0in" loext:contextual-spacing="false" fo:text-align="justify" style:justify-single-word="false" fo:text-indent="0in" style:auto-text-indent="false" style:page-number="244"/>
    </style:style>
    <style:style style:name="P35"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6"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7"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8"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39"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40"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39in"/>
        </style:tab-stops>
      </style:paragraph-properties>
    </style:style>
    <style:style style:name="P41"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42"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74in"/>
        </style:tab-stops>
      </style:paragraph-properties>
    </style:style>
    <style:style style:name="P43" style:family="paragraph" style:parent-style-name="Body_20_text_20__28_2_29_" style:list-style-name="L5" style:master-page-name="PageStyle4">
      <style:paragraph-properties fo:margin-left="0.1945in" fo:margin-right="0in" fo:margin-top="0in" fo:margin-bottom="0in" loext:contextual-spacing="false" fo:text-align="justify" style:justify-single-word="false" fo:text-indent="-0.1945in" style:auto-text-indent="false" style:page-number="245">
        <style:tab-stops>
          <style:tab-stop style:position="0.0874in"/>
        </style:tab-stops>
      </style:paragraph-properties>
    </style:style>
    <style:style style:name="P44" style:family="paragraph" style:parent-style-name="Body_20_text_20__28_5_29_" style:master-page-name="PageStyle2">
      <style:paragraph-properties fo:margin-left="0in" fo:margin-right="0in" fo:margin-top="0in" fo:margin-bottom="0in" loext:contextual-spacing="false" fo:text-align="justify" style:justify-single-word="false" fo:text-indent="0.1945in" style:auto-text-indent="false" style:page-number="243"/>
    </style:style>
    <style:style style:name="P45" style:family="paragraph" style:parent-style-name="Body_20_text_20__28_5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46" style:family="paragraph" style:parent-style-name="Body_20_text_20__28_5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07in"/>
        </style:tab-stops>
      </style:paragraph-properties>
    </style:style>
    <style:style style:name="P47" style:family="paragraph" style:parent-style-name="Body_20_text_20__28_5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48" style:family="paragraph" style:parent-style-name="Body_20_text_20__28_5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49" style:family="paragraph" style:parent-style-name="Body_20_text_20__28_5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50" style:family="paragraph" style:parent-style-name="Body_20_text_20__28_5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39in"/>
        </style:tab-stops>
      </style:paragraph-properties>
    </style:style>
    <style:style style:name="P51" style:family="paragraph" style:parent-style-name="Body_20_text_20__28_3_29_" style:master-page-name="PageStyle0">
      <style:paragraph-properties fo:margin-left="0.0417in" fo:margin-right="0in" fo:margin-top="0in" fo:margin-bottom="0in" loext:contextual-spacing="false" fo:line-height="0.1181in" fo:text-indent="0in" style:auto-text-indent="false" style:page-number="1"/>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in" fo:margin-bottom="0.2563in" style:wrap="parallel"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2646in" fo:margin-right="2.1189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2646in" fo:margin-right="2.1335in" style:editable="false">
        <style:columns fo:column-count="2" fo:column-gap="0.0709in">
          <style:column style:rel-width="32767*" fo:start-indent="0in" fo:end-indent="0.0354in"/>
          <style:column style:rel-width="32768*" fo:start-indent="0.0354in" fo:end-indent="0in"/>
        </style:columns>
      </style:section-properties>
    </style:style>
    <style:style style:name="Sect4" style:family="section">
      <style:section-properties fo:margin-left="2.1063in" fo:margin-right="2.2535in" style:editable="false">
        <style:columns fo:column-count="2" fo:column-gap="0.0736in">
          <style:column style:rel-width="32767*" fo:start-indent="0in" fo:end-indent="0.0366in"/>
          <style:column style:rel-width="32768*" fo:start-indent="0.0366in" fo:end-indent="0in"/>
        </style:columns>
      </style:section-properties>
    </style:style>
    <text:list-style style:name="L1">
      <text:list-level-style-number text:level="1" text:style-name="CharStyle17"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7"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25"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7"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7"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7"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7"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51"><text:span text:style-name="CharStyle4">THE EPISTLE OF PAUL THE APOSTLE TO THE</text:span></text:p>
        <text:h text:style-name="P25" text:outline-level="1"><text:bookmark-start text:name="bookmark0"/><text:span text:style-name="CharStyle6">EPHESIANS</text:span><text:bookmark-end text:name="bookmark0"/></text:h>
      </text:section>
      <text:section text:style-name="Sect2" text:name="Section1">
        <text:p text:style-name="P2"/>
        <text:p text:style-name="P1"/>
      </text:section>
      <text:section text:style-name="Sect3" text:name="Section2">
        <text:p text:style-name="P1"><draw:frame draw:style-name="fr2" draw:name="7" text:anchor-type="paragraph" svg:x="4.2244in" svg:y="0.0016in" svg:width="2.1866in" draw:z-index="0"><draw:text-box fo:min-height="6.0618in"><text:p text:style-name="P20"><text:span text:style-name="CharStyle8">ised holy Spirit, which is the 14 pledge and instalment of our common heritage, that we may obtain our divine possession and so redound to the praise of his glory.</text:span></text:p><text:p text:style-name="P23"><text:span text:style-name="CharStyle10">Hence, as I have heard of your IS faith in the Lord Jesus and your love for all the saints, I never 16 cease to give thanks for you, when I mention you in my prayers. May the God of our 17 Lord Jesus Christ, the glorious Father, grant you the Spirit of wisdom and revelation for the knowledge of himself, illumi- 18 nating the eyes of your heart so that you can understand the hope to which He calls us, the wealth of his glorious heritage in the saints, and the surpassing 19 greatness of his power over us believers—a power which oper­ates with the strength of the might which he exerted in 20 raising Christ from the dead and </text:span><text:span text:style-name="CharStyle11">seating him at his right hand, </text:span><text:span text:style-name="CharStyle10">in the heavenly sphere, above all 21 the angelic Rulers, Authorities, Powers, and Lords, above every Name that is to be named not only in this age but in the age to come</text:span><text:span text:style-name="CharStyle11">—he has put everything</text:span><text:span text:style-name="CharStyle10"> 22 </text:span><text:span text:style-name="CharStyle11">under his feet</text:span><text:span text:style-name="CharStyle10"> and set him as head over everything for the church, the church which is his 23 Body, filled by him who fills the universe entirely.</text:span></text:p><text:p text:style-name="P21"><text:span text:style-name="CharStyle8">And as with us so with </text:span><text:span text:style-name="CharStyle12">e\ </text:span><text:span text:style-name="CharStyle8">you. You were dead in the “ trespasses and sins in which you 2 moved as you followed the course of this world, under the sway of the prince of the air— the spirit which is at present active within those sons of dis- </text:span><text:span text:style-name="CharStyle13">241</text:span></text:p></draw:text-box></draw:frame></text:p>
        <text:p text:style-name="Body_20_text_20__28_4_29__20__2b__20_DropCap2">I<text:span text:style-name="CharStyle15">Paul, by the will of God an apostle of Jesus Christ, to the saints who are faithful * in Jesus 2 Christ: grace and peace to you from God our Father and the Lord Jesus Christ.</text:span></text:p>
        <text:list xml:id="list1703360656412388211" text:style-name="L1">
          <text:list-item>
            <text:p text:style-name="P26"><text:span text:style-name="CharStyle17"><text:tab/>Blessed be the God and Father of our Lord Jesus Christ who in Christ has blessed us with every spiritual blessing 4 within the heavenly sphere! He chose us in him ere the world was founded, to be consecrated and unblemished in his sight, 5 destining us in love to be his sons through Jesus Christ. Such 6 was the purpose of his will, re­dounding to the praise of his glorious grace bestowed on us in 7 the Beloved, in whom we enjoy our redemption, the forgiveness of our trespasses, by the blood he 8 shed. So richly has God lavished 9 upon us his grace, granting us complete insight and under­standing of the open secret of his will, showing us how it was the purpose of his design so to xo order it in the fulness of the ages that all things in heaven and earth alike should be gath- 11 ered up in Christ—in the Christ in whom we have had our herit­age allotted us (as was decreed in the design of him who carries out everything according to the 12 counsel of his will), to make us redound to the praise of his glory by being the first to put 13 our hope in Christ. You have also heard in him the message of the truth, the gospel of your sal­vation, and in him you also by your faith have been stamped with the seal of the long-prom- </text:span><text:span text:style-name="CharStyle18">* Omitting [tv ’E&lt;p6o&lt;p].</text:span></text:p>
          </text:list-item>
        </text:list>
      </text:section>
      <text:section text:style-name="Sect4" text:name="Section3">
        <text:list xml:id="list3416874160296515240" text:style-name="L2">
          <text:list-item>
            <text:p text:style-name="P27"><text:span text:style-name="CharStyle17"><text:tab/>obedience among whom all of us lived, we as well as you, when we obeyed the passions of our flesh, carrying out the dictates of the flesh and its impulses, when we were objects of God’s anger by nature, like the rest of</text:span></text:p>
          </text:list-item>
          <text:list-item>
            <text:p text:style-name="P28"><text:span text:style-name="CharStyle17"><text:tab/>men. But, dead in trespasses as we were, God was so rich in mercy that for his great love to</text:span></text:p>
          </text:list-item>
          <text:list-item>
            <text:p text:style-name="P28"><text:span text:style-name="CharStyle17"><text:tab/>us he made us live together with Christ (it is by grace you have</text:span></text:p>
          </text:list-item>
          <text:list-item>
            <text:p text:style-name="P28"><text:span text:style-name="CharStyle17"><text:tab/>been saved); together with Christ he raised us and seated us within the heavenly sphere in</text:span></text:p>
          </text:list-item>
          <text:list-item>
            <text:p text:style-name="P28"><text:span text:style-name="CharStyle17"><text:tab/>Christ Jesus, to display through­out ages to come his surpassing wealth of grace and goodness</text:span></text:p>
          </text:list-item>
          <text:list-item>
            <text:p text:style-name="P28"><text:span text:style-name="CharStyle17"><text:tab/>toward us in Christ Jesus. For it is by grace you have been saved, as you had faith; it is not</text:span></text:p>
          </text:list-item>
          <text:list-item>
            <text:p text:style-name="P28"><text:span text:style-name="CharStyle17"><text:tab/>your doing but God’s gift, not the outcome of what you have done—lest anyone should pride</text:span></text:p>
          </text:list-item>
          <text:list-item>
            <text:p text:style-name="P29"><text:span text:style-name="CharStyle17"><text:tab/>himself on that; God has made us what we are, creating us in Christ Jesus for the good deeds which are prepared beforehand by God as our sphere of action.</text:span></text:p>
          </text:list-item>
          <text:list-item>
            <text:p text:style-name="P30"><text:span text:style-name="CharStyle17"><text:tab/>Remember, then, that once upon a time you Gentiles in the flesh, who are called ‘the Un­circumcision’ by that so-called ‘Circumcision’ which is itself the product of human hands in the</text:span></text:p>
          </text:list-item>
          <text:list-item>
            <text:p text:style-name="P29"><text:span text:style-name="CharStyle17"><text:tab/>flesh—remember you were in those days outside Christ, aliens to the commonwealth of Israel, and strangers to the covenants of the Promise, devoid of hope and God within the world.</text:span></text:p>
          </text:list-item>
          <text:list-item>
            <text:p text:style-name="P29"><text:span text:style-name="CharStyle17"><text:tab/>Whereas now, within Christ Jesus, you who once were </text:span><text:span text:style-name="CharStyle23">far away</text:span><text:span text:style-name="CharStyle17"> have been brought </text:span><text:span text:style-name="CharStyle23">near</text:span><text:span text:style-name="CharStyle17"> by</text:span></text:p>
          </text:list-item>
          <text:list-item>
            <text:p text:style-name="P31"><text:span text:style-name="CharStyle17"><text:tab/>the blood of Christ. For he is our </text:span><text:span text:style-name="CharStyle23">peace,</text:span><text:span text:style-name="CharStyle17"> he who has made both of us a unity and destroyed the</text:span></text:p>
          </text:list-item>
          <text:list-item>
            <text:p text:style-name="P31"><text:span text:style-name="CharStyle17"><text:tab/>barrier which kept us apart; in his own flesh he put an end to the feud of the Law with its code of commands, so as to</text:span></text:p>
          </text:list-item>
        </text:list>
        <text:p text:style-name="P8"><text:span text:style-name="CharStyle17">make peace by the creation of a new Man in himself out of both parties, so as himself to give the 16 death-blow to that feud byrecon- ciling them both to God in one Body through the cross; he came 17 </text:span><text:span text:style-name="CharStyle23">with a gospel of peace for those far away</text:span><text:span text:style-name="CharStyle17"> (that is, for you) </text:span><text:span text:style-name="CharStyle23">and, for those who were near,</text:span><text:span text:style-name="CharStyle17"> for it is 18 through him that we both enjoy our access to the Father in one Spirit. Thus you are stran- 1</text:span><text:span text:style-name="CharStyle19">9 </text:span><text:span text:style-name="CharStyle17">gers and foreigners no longer, you share the membership of the saints, you belong to God’s own household, you are a building 20 that rests on the apostles and prophets as its foundation, with Christ Jesus as the corner-stone; in him the whole structure is 21 welded together and rises into a sacred temple in the Lord, and in 22 him you are yourselves built into this to form a habitation for God in the Spirit.</text:span></text:p>
        <text:p text:style-name="P22"><text:span text:style-name="CharStyle17">For this reason I Paul, I o whom Christ Jesus has made " a prisoner for the sake of you Gentiles—for surely you have 2 heard how the grace of God which was vouchsafed me in your interests has ordered it, liow the divine secret was dis- </text:span><text:span text:style-name="CharStyle19">3 </text:span><text:span text:style-name="CharStyle17">closed to me by a revelation (if you read what I have already written briefly about this, you 4 can understand my insight into that secret of Christ which was 5 not disclosed to the sons of men in other generations as it has now been revealed to his sacred apostles and prophets by the Spirit), namely, that in Christ 6 Jesus the Gentiles are co-heirs, companions, and co-partners in the * Promise. Such is the gos- 7 pel which I was called to serve by the endowment of God’s grace which was vouchsafed me, by the energy of his power; less 8 </text:span><text:span text:style-name="CharStyle24">* Omitting [ati-rov].</text:span></text:p>
        <text:p text:style-name="P44"><text:span text:style-name="CharStyle25">than the least of all saints as I am, this grace was vouchsafed me, that I should bring to the Gentiles the gospel of the fath- 9 omless wealth of Christ and en­lighten all men upon the new order of that divine secret which God the Creator of all concealed</text:span></text:p>
        <text:p text:style-name="P10"><text:span text:style-name="CharStyle26">io </text:span><text:span text:style-name="CharStyle25">from eternity—intending to let the full sweep of the divine wis­dom be disclosed now by the church to the angelic Rulers and Authorities in the heavenly</text:span></text:p>
        <text:p text:style-name="P10"><text:span text:style-name="CharStyle25">ix sphere, in terms of the eternal purpose which he has realized in Christ Jesus our Lord,</text:span></text:p>
        <text:list xml:id="list9189756040510508493" text:style-name="L3">
          <text:list-item>
            <text:p text:style-name="P45"><text:span text:style-name="CharStyle25"><text:tab/>through whom, as we have faith in him, we enjoy our confidence of free access.</text:span></text:p>
          </text:list-item>
          <text:list-item>
            <text:p text:style-name="P46"><text:span text:style-name="CharStyle25"><text:tab/>So I beg of you not to lose heart over what I am suffering on your behalf; my sufferings are an honour to you.</text:span></text:p>
          </text:list-item>
          <text:list-item>
            <text:p text:style-name="P46"><text:span text:style-name="CharStyle25"><text:tab/>For this reason, then, I kneel</text:span></text:p>
          </text:list-item>
          <text:list-item>
            <text:p text:style-name="P47"><text:span text:style-name="CharStyle25"><text:tab/>before the Father from whom every family in heaven and on earth derives its name and na-</text:span></text:p>
          </text:list-item>
          <text:list-item>
            <text:p text:style-name="P48"><text:span text:style-name="CharStyle25"><text:tab/>ture, praying Him out of the wealth of his glory to grant you a mighty increase of strength by</text:span></text:p>
          </text:list-item>
          <text:list-item>
            <text:p text:style-name="P48"><text:span text:style-name="CharStyle25"><text:tab/>his Spirit in the inner man. May Christ dwell in your hearts as</text:span></text:p>
          </text:list-item>
          <text:list-item>
            <text:p text:style-name="P45"><text:span text:style-name="CharStyle25"><text:tab/>you have faith! May you be so fixed and founded in love that you can grasp with all the saints what is the meaning of ‘the Breadth,’ ‘the Length,’ ‘the</text:span></text:p>
          </text:list-item>
          <text:list-item>
            <text:p text:style-name="P47"><text:span text:style-name="CharStyle25"><text:tab/>Depth,’ and ‘the Height,’ by knowing the love of Christ which surpasses all knowledge! May you be filled with the en-</text:span></text:p>
          </text:list-item>
          <text:list-item>
            <text:p text:style-name="P49"><text:span text:style-name="CharStyle25"><text:tab/>tire fulness of God! Now to him who by the action of his power within us is able to do all, aye far more than we can ever</text:span></text:p>
          </text:list-item>
          <text:list-item>
            <text:p text:style-name="P49"><text:span text:style-name="CharStyle25"><text:tab/>ask or imagine, to him be glory in the church and in Christ Jesus throughout all generations for ever and ever: Amen.</text:span></text:p>
          </text:list-item>
        </text:list>
        <text:p text:style-name="Body_20_text_20__28_6_29__20__2b__20_DropCap1">4<text:span text:style-name="CharStyle28"> As the Lord’s prisoner, then, I beg of you to live a life</text:span></text:p>
        <text:p text:style-name="P8"><text:span text:style-name="CharStyle17">worthy of your calling, with perfect modesty and gentleness, showing forbearance to one an­other patiently, zealous in love 3 to preserve the unity of the Spirit by binding peace upon yourselves. For there is one 4 Body and one Spirit—as you were called for the one hope that belongs to your call—one Lord, 5 one faith, one baptism, one God 6 and Father of all, who is over us all, who pervades us all, who is within us all.</text:span></text:p>
        <text:p text:style-name="P14"><text:span text:style-name="CharStyle17">But each one of us is granted 7 his own grace, as determined by the full measure of Christ’s gift. Thus it is said,<text:tab/>8</text:span></text:p>
        <text:p text:style-name="P19"><text:span text:style-name="CharStyle31">When he ascended on high he led a host captive</text:span></text:p>
        <text:p text:style-name="P19"><text:span text:style-name="CharStyle31">and granted gifts to men.</text:span></text:p>
        <text:p text:style-name="P9"><text:span text:style-name="CharStyle25">What does </text:span><text:span text:style-name="CharStyle32">he ascended</text:span><text:span text:style-name="CharStyle25"> mean, 9 except that he first descended to the nether regions of the earth?</text:span></text:p>
        <text:p text:style-name="P9"><text:span text:style-name="CharStyle25">He who descended is he who as- 10 cended above all the heavens to fill the universe; he </text:span><text:span text:style-name="CharStyle32">granted</text:span><text:span text:style-name="CharStyle25"> some 11 men to be apostles, some to be prophets, some to be evangelists, some to shepherd and teach, for 12 the equipment of the saints, for the business of the ministry, for the upbuilding of the Body of Christ, till we should all attain 13 the unity of the faith and knowl­edge of God’s Son, reaching ma­turity, reaching the full measure of development which belongs to the fulness of Christ—instead of 14 remaining immature, blown from our course and swayed by every passing wind of doctrine, by the adroitness of men who are dex­terous in devising error; we are 13 to hold by the truth, and by our love to grow up wholly into Him. For He, Christ, is the head, and under him, as the entire Body 16 is welded together and com­pacted by every joint with which it is supplied, the due activity of</text:span></text:p>
      </text:section>
      <text:section text:style-name="Sect4" text:name="Section4">
        <text:p text:style-name="P34"><text:span text:style-name="CharStyle17">each part enables the Body to grow and build itself up in love.</text:span></text:p>
        <text:list xml:id="list7675446255718452932" text:style-name="L4">
          <text:list-item>
            <text:p text:style-name="P50"><text:span text:style-name="CharStyle25"><text:tab/>Now in the Lord I insist and protest that you must give up living like pagans; for their pur-</text:span></text:p>
          </text:list-item>
          <text:list-item>
            <text:p text:style-name="P35"><text:span text:style-name="CharStyle17"><text:tab/>poses are futile, their intelligence is darkened, they are estranged from the life of God by the ig­norance which their dullness of heart has produced in them—</text:span></text:p>
          </text:list-item>
          <text:list-item>
            <text:p text:style-name="P35"><text:span text:style-name="CharStyle17"><text:tab/>men who have recklessly * aban­doned themselves to sensuality, with a lust for the business of impurity in every shape and</text:span></text:p>
          </text:list-item>
          <text:list-item>
            <text:p text:style-name="P36"><text:span text:style-name="CharStyle17"><text:tab/>form. That is not how you have understood the meaning of</text:span></text:p>
          </text:list-item>
          <text:list-item>
            <text:p text:style-name="P36"><text:span text:style-name="CharStyle17"><text:tab/>Christ (for it is Christ whom you have been taught, it is in Christ that you have been in­structed—the real Christ who is</text:span></text:p>
          </text:list-item>
          <text:list-item>
            <text:p text:style-name="P38"><text:span text:style-name="CharStyle17"><text:tab/>in Jesus); you must lay aside the old nature which belonged to your former course of life, that nature which crumbles to ruin under the passions of moral de-</text:span></text:p>
          </text:list-item>
          <text:list-item>
            <text:p text:style-name="P38"><text:span text:style-name="CharStyle17"><text:tab/>ceit, and be renewed in the spirit</text:span></text:p>
          </text:list-item>
          <text:list-item>
            <text:p text:style-name="P39"><text:span text:style-name="CharStyle17"><text:tab/>of your mind, putting on the new nature, that divine pattern which has been created in the upright and pious character of the Truth.</text:span></text:p>
          </text:list-item>
          <text:list-item>
            <text:p text:style-name="P40"><text:span text:style-name="CharStyle17"><text:tab/>Lay aside falsehood, then, </text:span><text:span text:style-name="CharStyle23">let each tell his neighbour the truth, </text:span><text:span text:style-name="CharStyle17">for we are members one of an-</text:span></text:p>
          </text:list-item>
          <text:list-item>
            <text:p text:style-name="P36"><text:span text:style-name="CharStyle17"><text:tab/>other. </text:span><text:span text:style-name="CharStyle23">Be angry but do not sin; </text:span><text:span text:style-name="CharStyle17">never let the sun set upon your</text:span></text:p>
          </text:list-item>
          <text:list-item>
            <text:p text:style-name="P36"><text:span text:style-name="CharStyle17"><text:tab/>exasperation, give the devil no</text:span></text:p>
          </text:list-item>
          <text:list-item>
            <text:p text:style-name="P36"><text:span text:style-name="CharStyle17"><text:tab/>chance. Let the thief steal no more; rather let him work and put his hands to an honest task, so as to have something to con-</text:span></text:p>
          </text:list-item>
          <text:list-item>
            <text:p text:style-name="P39"><text:span text:style-name="CharStyle17"><text:tab/>tribute to the needy. Let no bad word pass your lips, but only such speech as is good for edifi­cation, as occasion may require, words that are gracious and a means of grace to those who</text:span></text:p>
          </text:list-item>
          <text:list-item>
            <text:p text:style-name="P39"><text:span text:style-name="CharStyle17"><text:tab/>hear them. And do not vex God’s holy Spirit, by whom you have been sealed for the day of </text:span><text:span text:style-name="CharStyle33">* Reading: Ajcnkiwcixeej*</text:span></text:p>
          </text:list-item>
        </text:list>
        <text:p text:style-name="P8"><text:span text:style-name="CharStyle17">redemption; drop all bitter feel- 31 ing and passion and anger and clamouring and insults, together with all malice; be kind to each 32 other, be tender-hearted, be gen­erous to each other as God has been generous to you in Christ.</text:span></text:p>
        <text:p text:style-name="P8"><text:span text:style-name="CharStyle17">Copy God, then, as his be- loved children, and lead lives 2 of love, just as Christ loved you and gave himself up for you to be </text:span><text:span text:style-name="CharStyle23">a fragrant offering and sacri­fice</text:span><text:span text:style-name="CharStyle17"> to God.</text:span></text:p>
        <text:p text:style-name="P18"><text:span text:style-name="CharStyle17">Never let any sexual vice or 3 impurity or lust be so much as mentioned by you—that is the proper course for saints to take; no, nor indecent, silly, or scur- 4 rilous talk—all that is improper. Rather, voice your thanks to God. Be sure of this, that no </text:span><text:span text:style-name="CharStyle19">5 </text:span><text:span text:style-name="CharStyle17">one guilty of sexual vice or im­purity or lust (which is as bad as idolatry) possesses any inherit­ance in the realm of Christ and God. Let no one deceive you </text:span><text:span text:style-name="CharStyle19">6 </text:span><text:span text:style-name="CharStyle17">with specious arguments; these are the vices that bring down God’s anger on the sons of dis­obedience.</text:span></text:p>
        <text:p text:style-name="P18"><text:span text:style-name="CharStyle17">So avoid the company of such 7 men. For while once upon a 8 time you were darkness, now in the Lord you are light; lead the life of those who are children of the light (for the fruit of light 9 consists in all that is good and right and true), verifying what 10 pleases the Lord. Have nothing 11 to do with the fruitless enter­prises of darkness; rather expose them. One is indeed ashamed 12 even to speak of what such men do in secret; still, whatever the 13 light exposes becomes illu­minated—for anything that is il­luminated turns into light. Thus 14 it is said,</text:span></text:p>
        <text:p text:style-name="P17"><text:span text:style-name="CharStyle17">‘Wake up, O sleeper, and rise from the dead;</text:span></text:p>
        <text:p text:style-name="P18"><text:span text:style-name="CharStyle17">so Christ will shine upon you.’</text:span></text:p>
        <text:list xml:id="list5585219230135561190" text:style-name="L5">
          <text:list-item>
            <text:p text:style-name="P43"><text:span text:style-name="CharStyle17"><text:tab/>Be strictly * careful then about the life you lead; act like sensible men, not like thought-</text:span></text:p>
          </text:list-item>
          <text:list-item>
            <text:p text:style-name="P41"><text:span text:style-name="CharStyle17"><text:tab/>less; make the very most of your time, for these are evil days.</text:span></text:p>
          </text:list-item>
          <text:list-item>
            <text:p text:style-name="P41"><text:span text:style-name="CharStyle17"><text:tab/>So do not be senseless, but un­derstand what is the Lord’s</text:span></text:p>
          </text:list-item>
          <text:list-item>
            <text:p text:style-name="P41"><text:span text:style-name="CharStyle17"><text:tab/>will; and never get drunk with wine—that means profligacy—</text:span></text:p>
          </text:list-item>
        </text:list>
        <text:p text:style-name="P11"><text:span text:style-name="CharStyle17">if) but be filled with the Spirit, con­verse with one another in the music of psalms, in hymns, and in songs of the spiritual life, praise the Lord heartily with</text:span></text:p>
        <text:list xml:id="list364289785236095492" text:style-name="L6">
          <text:list-item>
            <text:p text:style-name="P37"><text:span text:style-name="CharStyle17"><text:tab/>words and music, and ren­der thanks to God the Father in the name of our Lord Jesus Christ at all times and for all things.</text:span></text:p>
          </text:list-item>
          <text:list-item>
            <text:p text:style-name="P42"><text:span text:style-name="CharStyle17"><text:tab/>Be subject to one another, from reverence for Christ.</text:span></text:p>
          </text:list-item>
          <text:list-item>
            <text:p text:style-name="P37"><text:span text:style-name="CharStyle17"><text:tab/>Wives, be subject to your hus-</text:span></text:p>
          </text:list-item>
          <text:list-item>
            <text:p text:style-name="P37"><text:span text:style-name="CharStyle17"><text:tab/>bands as to the Lord, for the husband is the head of the wife as Christ also (though he is the saviour of the Body) is the head</text:span></text:p>
          </text:list-item>
          <text:list-item>
            <text:p text:style-name="P37"><text:span text:style-name="CharStyle17"><text:tab/>of the church; as the church is subject to Christ, so wives are to be subject to their husbands</text:span></text:p>
          </text:list-item>
          <text:list-item>
            <text:p text:style-name="P37"><text:span text:style-name="CharStyle17"><text:tab/>in every respect. Husbands, love your wives, as Christ loved the church and gave himself up</text:span></text:p>
          </text:list-item>
          <text:list-item>
            <text:p text:style-name="P37"><text:span text:style-name="CharStyle17"><text:tab/>for her, to consecrate her by cleansing her in the bath of bap­tism as she utters her confession,</text:span></text:p>
          </text:list-item>
          <text:list-item>
            <text:p text:style-name="P37"><text:span text:style-name="CharStyle17"><text:tab/>in order to have the church as his very own, standing before him in all her glory, with never a spot or wrinkle or any such flaw, but consecrated and un-</text:span></text:p>
          </text:list-item>
          <text:list-item>
            <text:p text:style-name="P37"><text:span text:style-name="CharStyle17"><text:tab/>blemished. So ought husbands to love their wives—to love them as their own bodies (he who loves his wife loves him-</text:span></text:p>
          </text:list-item>
          <text:list-item>
            <text:p text:style-name="P37"><text:span text:style-name="CharStyle17"><text:tab/>self). For no one ever hates his flesh; no, he nourishes and cher­ishes it (just as Christ does the</text:span></text:p>
          </text:list-item>
          <text:list-item>
            <text:p text:style-name="P37"><text:span text:style-name="CharStyle17"><text:tab/>church, for we are members of</text:span></text:p>
          </text:list-item>
        </text:list>
        <text:p text:style-name="P6"><text:span text:style-name="CharStyle35">* Reading &amp;x&lt;?if5a&gt;s jt©g with X*, B,</text:span></text:p>
        <text:p text:style-name="P12"><text:span text:style-name="CharStyle37">Origen, etc.</text:span></text:p>
        <text:p text:style-name="P8"><text:span text:style-name="CharStyle17">his Body).* </text:span><text:span text:style-name="CharStyle23">Therefore shall a</text:span><text:span text:style-name="CharStyle17"> 31 </text:span><text:span text:style-name="CharStyle23">man leave father and mother and cleave to his wife, and the pair shall be one flesh.</text:span><text:span text:style-name="CharStyle17"> This is a 32 profound symbol, as I take it, of Christ and the church. How- 33 ever, let every man of you love his wife as himself, and let the wife reverence her husband. /T Children, obey your parents CF in the Lord, for this is right; </text:span><text:span text:style-name="CharStyle23">Honour your father and mother</text:span><text:span text:style-name="CharStyle17"> 2 (it is the first command with a promise), </text:span><text:span text:style-name="CharStyle23">that it may be well</text:span><text:span text:style-name="CharStyle17"> 3 </text:span><text:span text:style-name="CharStyle23">with you and that you may live long on earth.</text:span><text:span text:style-name="CharStyle17"> As for you 4 fathers, never exasperate your children, but bring them up in </text:span><text:span text:style-name="CharStyle23">the discipline</text:span><text:span text:style-name="CharStyle17"> and on </text:span><text:span text:style-name="CharStyle23">the admo­nitions of the Lord.</text:span><text:span text:style-name="CharStyle17"> Servants, </text:span><text:span text:style-name="CharStyle19">5 </text:span><text:span text:style-name="CharStyle17">be obedient to those who are your masters here below with reverence and trembling, with singleness of heart as to Christ himself; instead of merely work- 6 ing when their eye is on you, like those who court human favour, do God’s will from the heart, like servants of Christ, by ren- </text:span><text:span text:style-name="CharStyle19">7 </text:span><text:span text:style-name="CharStyle17">dering service with goodwill as to the Lord and Master, not to men. Be sure that everyone, 8 slave or free, will be paid back by the Lord and Master for the good he has done. And as 9 for you masters, treat your serv­ants in the same way, and stop threatening them; be sure that they and you have a Lord and Master in heaven, and there is no partiality about him.</text:span></text:p>
        <text:p text:style-name="P13"><text:span text:style-name="CharStyle17">To conclude. Be strong in the 10 Lord and in the strength of his might; put on God’s armour, so n as to be able to stand against the stratagems of the devil. For we 12 have to struggle, not with blood and flesh but with the angelic</text:span></text:p>
        <text:p text:style-name="P16"><text:span text:style-name="CharStyle40"><text:span text:style-name="T1">4</text:span></text:span><text:span text:style-name="CharStyle41"> * </text:span><text:span text:style-name="CharStyle42">Omitting </text:span><text:span text:style-name="CharStyle43">^ [ex</text:span><text:span text:style-name="CharStyle41"> xfjs aaoxdg a^tov </text:span><text:span text:style-name="CharStyle39">xai §x </text:span><text:span text:style-name="CharStyle44">tcov</text:span><text:span text:style-name="CharStyle39"> dffxswv aflxov].</text:span></text:p>
        <text:p text:style-name="P20"><text:span text:style-name="CharStyle17">Rulers, the angelic Authorities, the potentates of the dark pres­ent, the spirit-forces of evil in</text:span></text:p>
        <text:list xml:id="list8696510182749668915" text:style-name="L7">
          <text:list-item>
            <text:p text:style-name="P32"><text:span text:style-name="CharStyle17"><text:tab/>the heavenly sphere. So take God’s armour, that you may be able to make a stand upon the evil day and hold your ground by overcoming all the foe.</text:span></text:p>
          </text:list-item>
          <text:list-item>
            <text:p text:style-name="P24"><text:span text:style-name="CharStyle47"><text:tab/>Hold your ground, </text:span><text:span text:style-name="CharStyle46">tighten the belt </text:span><text:soft-page-break/><text:span text:style-name="CharStyle46">of truth about</text:span><text:span text:style-name="CharStyle47"> your </text:span><text:span text:style-name="CharStyle46">loins, wear integrity as your coat</text:span></text:p>
          </text:list-item>
          <text:list-item>
            <text:p text:style-name="P24"><text:span text:style-name="CharStyle47"><text:tab/></text:span><text:span text:style-name="CharStyle46">of mail,</text:span><text:span text:style-name="CharStyle47"> and have your </text:span><text:span text:style-name="CharStyle46">feet </text:span><text:span text:style-name="CharStyle47">shod </text:span><text:span text:style-name="CharStyle46">with the stability of the</text:span></text:p>
          </text:list-item>
          <text:list-item>
            <text:p text:style-name="P33"><text:span text:style-name="CharStyle17"><text:tab/></text:span><text:span text:style-name="CharStyle23">gospel of peace;</text:span><text:span text:style-name="CharStyle17"> above all, take faith as your shield, to enable you to quench all the fire-tipped</text:span></text:p>
          </text:list-item>
          <text:list-item>
            <text:p text:style-name="P33"><text:span text:style-name="CharStyle17"><text:tab/>darts flung by the evil one, put on </text:span><text:span text:style-name="CharStyle23">salvation as your helmet,</text:span><text:span text:style-name="CharStyle17"> and take </text:span><text:span text:style-name="CharStyle23">the Spirit as</text:span><text:span text:style-name="CharStyle17"> your </text:span><text:span text:style-name="CharStyle23">sword</text:span></text:p>
          </text:list-item>
          <text:list-item>
            <text:p text:style-name="P33"><text:span text:style-name="CharStyle17"><text:tab/>(that is, </text:span><text:span text:style-name="CharStyle23">the word of God),</text:span><text:span text:style-name="CharStyle17"> pray­ing at all times in the Spirit, with all manner of prayer and entreaty—be alive to that, at­tend to it unceasingly, interced­</text:span></text:p>
          </text:list-item>
        </text:list>
        <text:p text:style-name="P7"><text:span text:style-name="CharStyle17">ing on behalf of all the saints and on my behalf also, that I 19 may be allowed to speak with open lips in order to expound fully and freely that open secret of the gospel for the sake of 20 which I am in custody as its en­voy. Pray that I may have free­dom to declare it as I should.</text:span></text:p>
        <text:p text:style-name="P15"><text:span text:style-name="CharStyle17">Our beloved brother Tycliicus, 21 a faithful minister in the Lord, will give you all information about me, so that you may know how I am; that is why I am 2? sending him to you, to let you know how I am and to encourage your hearts.</text:span></text:p>
        <text:p text:style-name="P15"><text:span text:style-name="CharStyle17">Peace and love with faith be 23 to the brothers from God the Father and the Lord Jesus Christ. Grace be with all who 24 have an undying love for our Lord Jesus Chris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Georgia" svg:font-family="Georgia"/>
    <style:font-face style:name="Tahoma" svg:font-family="Tahom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AngsanaUPC" fo:font-family="AngsanaUPC" fo:font-size="19pt" fo:font-style="normal" style:text-underline-style="none" fo:font-weight="bold" style:font-name-asian="AngsanaUPC" style:font-family-asian="AngsanaUPC" style:font-size-asian="19pt" style:font-style-asian="normal" style:font-weight-asian="bold" style:font-name-complex="AngsanaUPC" style:font-family-complex="AngsanaUPC" style:font-size-complex="19pt"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278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7_29_" style:display-name="Body text (7)" style:family="paragraph" style:master-page-name="">
      <style:graphic-properties draw:fill="solid" draw:fill-color="#ffffff" draw:opacity="100%"/>
      <style:paragraph-properties fo:margin-left="0in" fo:margin-right="0in" fo:line-height="0.1272in" fo:text-indent="-0.111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8_29_" style:display-name="Body text (8)" style:family="paragraph" style:master-page-name="">
      <style:graphic-properties draw:fill="solid" draw:fill-color="#ffffff" draw:opacity="100%"/>
      <style:paragraph-properties fo:line-height="0in" fo:text-align="end" style:justify-single-word="false" style:page-number="auto" fo:background-color="#ffffff"/>
      <style:text-properties style:text-line-through-style="none" style:text-line-through-type="none" style:font-name="AngsanaUPC" fo:font-family="AngsanaUPC" fo:font-size="11pt" fo:font-style="normal" style:text-underline-style="none" fo:font-weight="normal" style:font-name-asian="AngsanaUPC" style:font-family-asian="AngsanaUPC" style:font-size-asian="11pt" style:font-style-asian="normal" style:font-weight-asian="normal" style:font-name-complex="AngsanaUPC" style:font-family-complex="AngsanaUPC" style:font-size-complex="11pt" style:font-style-complex="normal" style:font-weight-complex="normal"/>
    </style:style>
    <style:style style:name="Body_20_text_20__28_9_29_" style:display-name="Body text (9)" style:family="paragraph" style:master-page-name="">
      <style:graphic-properties draw:fill="solid" draw:fill-color="#ffffff" draw:opacity="100%"/>
      <style:paragraph-properties fo:margin-left="0in" fo:margin-right="0in" fo:line-height="0in" fo:text-align="justify" style:justify-single-word="false" fo:text-indent="-0.1945in" style:auto-text-indent="false" style:page-number="auto" fo:background-color="#ffffff"/>
      <style:text-properties style:text-line-through-style="none" style:text-line-through-type="none" style:font-name="Georgia" fo:font-family="Georgia" fo:font-size="7pt" fo:font-style="normal" style:text-underline-style="none" fo:font-weight="normal" style:font-name-asian="Georgia" style:font-family-asian="Georgia" style:font-size-asian="7pt" style:font-style-asian="normal" style:font-weight-asian="normal" style:font-name-complex="Georgia" style:font-family-complex="Georgia" style:font-size-complex="7pt" style:font-style-complex="normal" style:font-weight-complex="normal"/>
    </style:style>
    <style:style style:name="Body_20_text_20__28_10_29_" style:display-name="Body text (10)" style:family="paragraph" style:master-page-name="">
      <style:graphic-properties draw:fill="solid" draw:fill-color="#ffffff" draw:opacity="100%"/>
      <style:paragraph-properties fo:margin-left="0in" fo:margin-right="0in" fo:margin-top="0.0417in" fo:margin-bottom="0in" loext:contextual-spacing="false" fo:line-height="0.0866in" fo:text-indent="0.139in" style:auto-text-indent="false" style:page-number="auto" fo:background-color="#ffffff"/>
      <style:text-properties style:text-line-through-style="none" style:text-line-through-type="none" style:font-name="Georgia" fo:font-family="Georgia" fo:font-size="6pt" fo:font-style="normal" style:text-underline-style="none" fo:font-weight="normal" style:font-name-asian="Georgia" style:font-family-asian="Georgia" style:font-size-asian="6pt" style:font-style-asian="normal" style:font-weight-asian="normal" style:font-name-complex="Georgia" style:font-family-complex="Georgia" style:font-size-complex="6pt" style:font-style-complex="normal" style:font-weight-complex="normal"/>
    </style:style>
    <style:style style:name="Body_20_text_20__28_11_29_" style:display-name="Body text (11)"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6_29__20__2b__20_DropCap1" style:display-name="Body text (6) + DropCap1" style:family="paragraph" style:parent-style-name="Body_20_text_20__28_6_29_" style:master-page-name="">
      <style:paragraph-properties fo:margin-left="0.1945in" fo:margin-right="0in" fo:margin-top="0in" fo:margin-bottom="0in" loext:contextual-spacing="false" fo:text-indent="0in" style:auto-text-indent="false" style:page-number="auto">
        <style:drop-cap style:lines="2" style:distance="0.0035in" style:style-name="DropCap2"/>
      </style:paragraph-properties>
    </style:style>
    <style:style style:name="Body_20_text_20__28_4_29__20__2b__20_DropCap2" style:display-name="Body text (4) + DropCap2" style:family="paragraph" style:parent-style-name="Body_20_text_20__28_4_29_" style:master-page-name="">
      <style:paragraph-properties fo:margin-left="0in" fo:margin-right="0in" fo:margin-top="0in" fo:margin-bottom="0in" loext:contextual-spacing="false" fo:text-align="start" style:justify-single-word="false" fo:text-indent="0.1945in" style:auto-text-indent="false" style:page-number="auto">
        <style:drop-cap style:lines="2" style:distance="0.05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CharStyle6" style:family="text" style:parent-style-name="DefaultFontStyle">
      <style:text-properties style:text-line-through-style="none" style:text-line-through-type="none" style:font-name="AngsanaUPC" fo:font-family="AngsanaUPC" fo:font-size="19pt" fo:font-style="normal" style:text-underline-style="none" fo:font-weight="bold" style:font-name-asian="AngsanaUPC" style:font-family-asian="AngsanaUPC" style:font-size-asian="19pt" style:font-style-asian="normal" style:font-weight-asian="bold" style:font-name-complex="AngsanaUPC" style:font-family-complex="AngsanaUPC" style:font-size-complex="19pt" style:font-style-complex="normal" style:font-weight-complex="bold"/>
    </style:style>
    <style:style style:name="CharStyle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0"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1" style:family="text" style:parent-style-name="CharStyle25">
      <style:text-properties fo:font-style="italic" style:font-style-asian="italic" style:font-style-complex="italic"/>
    </style:style>
    <style:style style:name="CharStyle12" style:family="text" style:parent-style-name="CharStyle17">
      <style:text-properties fo:letter-spacing="-0.0209in" fo:font-style="italic" style:font-style-asian="italic" style:font-style-complex="italic"/>
    </style:style>
    <style:style style:name="CharStyle13" style:family="text" style:parent-style-name="CharStyle17">
      <style:text-properties style:font-name="AngsanaUPC" fo:font-family="AngsanaUPC" fo:font-size="13pt" fo:font-weight="bold" style:font-name-asian="AngsanaUPC" style:font-family-asian="AngsanaUPC" style:font-size-asian="13pt" style:font-weight-asian="bold" style:font-name-complex="AngsanaUPC" style:font-family-complex="AngsanaUPC" style:font-size-complex="13pt" style:font-weight-complex="bold"/>
    </style:style>
    <style:style style:name="CharStyle15"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47%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17"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8" style:family="text" style:parent-style-name="CharStyle17">
      <style:text-properties fo:color="#000000" style:text-position="0% 100%" style:font-name="AngsanaUPC" fo:font-family="AngsanaUPC" fo:font-size="11pt" fo:letter-spacing="normal" fo:language="en" fo:country="US" style:font-name-asian="AngsanaUPC" style:font-family-asian="AngsanaUPC" style:font-size-asian="11pt" style:language-asian="en" style:country-asian="US" style:font-name-complex="AngsanaUPC" style:font-family-complex="AngsanaUPC" style:font-size-complex="11pt" style:language-complex="en" style:country-complex="US" style:text-scale="100%"/>
    </style:style>
    <style:style style:name="CharStyle19" style:family="text" style:parent-style-name="CharStyle17">
      <style:text-properties fo:color="#000000" style:text-position="0% 100%" style:font-name="AngsanaUPC" fo:font-family="AngsanaUPC" fo:font-size="13pt" fo:letter-spacing="normal" fo:language="en" fo:country="US" fo:font-weight="bold" style:font-name-asian="AngsanaUPC" style:font-family-asian="AngsanaUPC" style:font-size-asian="13pt" style:language-asian="en" style:country-asian="US" style:font-weight-asian="bold" style:font-name-complex="AngsanaUPC" style:font-family-complex="AngsanaUPC" style:font-size-complex="13pt" style:language-complex="en" style:country-complex="US" style:font-weight-complex="bold" style:text-scale="100%"/>
    </style:style>
    <style:style style:name="CharStyle21" style:family="text" style:parent-style-name="DefaultFontStyle">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CharStyle22" style:family="text" style:parent-style-name="CharStyle21">
      <style:text-properties fo:color="#000000" style:text-position="0% 100%" fo:letter-spacing="normal" fo:language="en" fo:country="US" style:language-asian="en" style:country-asian="US" style:language-complex="en" style:country-complex="US" style:text-scale="100%"/>
    </style:style>
    <style:style style:name="CharStyle23" style:family="text" style:parent-style-name="CharStyle17">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24" style:family="text" style:parent-style-name="CharStyle17">
      <style:text-properties fo:color="#000000" style:text-position="0% 100%" fo:font-size="7pt" fo:letter-spacing="normal" fo:language="en" fo:country="US" fo:font-weight="normal" style:font-size-asian="7pt" style:language-asian="en" style:country-asian="US" style:font-weight-asian="normal" style:font-size-complex="7pt" style:language-complex="en" style:country-complex="US" style:font-weight-complex="normal" style:text-scale="100%"/>
    </style:style>
    <style:style style:name="CharStyle25"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6" style:family="text" style:parent-style-name="CharStyle25">
      <style:text-properties fo:font-variant="small-caps" fo:color="#000000" style:text-position="0% 100%" fo:letter-spacing="normal" fo:language="en" fo:country="US" style:language-asian="en" style:country-asian="US" style:language-complex="en" style:country-complex="US" style:text-scale="100%"/>
    </style:style>
    <style:style style:name="CharStyle2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2" style:family="text">
      <style:text-properties fo:color="#000000" style:text-line-through-style="none" style:text-line-through-type="none" style:text-position="53% 58%" style:font-name="Tahoma" fo:font-family="Tahoma" fo:font-size="16pt" fo:letter-spacing="normal" fo:font-style="normal" style:text-underline-style="none" fo:font-weight="normal" style:font-name-asian="Tahoma" style:font-family-asian="Tahoma" style:font-size-asian="16pt" style:font-style-asian="normal" style:font-weight-asian="normal" style:font-name-complex="Tahoma" style:font-family-complex="Tahoma" style:font-size-complex="16pt" style:font-style-complex="normal" style:font-weight-complex="normal" style:text-scale="100%"/>
    </style:style>
    <style:style style:name="CharStyle31"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32" style:family="text" style:parent-style-name="CharStyle25">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33" style:family="text" style:parent-style-name="CharStyle17">
      <style:text-properties fo:color="#000000" style:text-position="0% 100%" fo:font-size="6.5pt" fo:letter-spacing="normal" fo:language="en" fo:country="US" style:font-size-asian="6.5pt" style:language-asian="en" style:country-asian="US" style:font-size-complex="6.5pt" style:language-complex="en" style:country-complex="US" style:text-scale="100%"/>
    </style:style>
    <style:style style:name="CharStyle35" style:family="text" style:parent-style-name="DefaultFontStyle">
      <style:text-properties style:text-line-through-style="none" style:text-line-through-type="none" style:font-name="AngsanaUPC" fo:font-family="AngsanaUPC" fo:font-size="11pt" fo:font-style="normal" style:text-underline-style="none" fo:font-weight="normal" style:font-name-asian="AngsanaUPC" style:font-family-asian="AngsanaUPC" style:font-size-asian="11pt" style:font-style-asian="normal" style:font-weight-asian="normal" style:font-name-complex="AngsanaUPC" style:font-family-complex="AngsanaUPC" style:font-size-complex="11pt" style:font-style-complex="normal" style:font-weight-complex="normal"/>
    </style:style>
    <style:style style:name="CharStyle37" style:family="text" style:parent-style-name="DefaultFontStyle">
      <style:text-properties style:text-line-through-style="none" style:text-line-through-type="none" style:font-name="Georgia" fo:font-family="Georgia" fo:font-size="7pt" fo:font-style="normal" style:text-underline-style="none" fo:font-weight="normal" style:font-name-asian="Georgia" style:font-family-asian="Georgia" style:font-size-asian="7pt" style:font-style-asian="normal" style:font-weight-asian="normal" style:font-name-complex="Georgia" style:font-family-complex="Georgia" style:font-size-complex="7pt" style:font-style-complex="normal" style:font-weight-complex="normal"/>
    </style:style>
    <style:style style:name="CharStyle39" style:family="text" style:parent-style-name="DefaultFontStyle">
      <style:text-properties style:text-line-through-style="none" style:text-line-through-type="none" style:font-name="Georgia" fo:font-family="Georgia" fo:font-size="6pt" fo:font-style="normal" style:text-underline-style="none" fo:font-weight="normal" style:font-name-asian="Georgia" style:font-family-asian="Georgia" style:font-size-asian="6pt" style:font-style-asian="normal" style:font-weight-asian="normal" style:font-name-complex="Georgia" style:font-family-complex="Georgia" style:font-size-complex="6pt" style:font-style-complex="normal" style:font-weight-complex="normal"/>
    </style:style>
    <style:style style:name="CharStyle40" style:family="text" style:parent-style-name="CharStyle39">
      <style:text-properties fo:color="#000000" style:text-position="0% 100%" style:font-name="AngsanaUPC" fo:font-family="AngsanaUPC" fo:font-size="9pt" fo:letter-spacing="normal" fo:language="en" fo:country="US" style:font-name-asian="AngsanaUPC" style:font-family-asian="AngsanaUPC" style:font-size-asian="9pt" style:language-asian="en" style:country-asian="US" style:font-name-complex="AngsanaUPC" style:font-family-complex="AngsanaUPC" style:font-size-complex="9pt" style:language-complex="en" style:country-complex="US" style:text-scale="100%"/>
    </style:style>
    <style:style style:name="CharStyle41" style:family="text" style:parent-style-name="CharStyle39">
      <style:text-properties fo:color="#000000" style:text-position="0% 100%" fo:font-size="5.5pt" fo:letter-spacing="normal" fo:language="en" fo:country="US" style:font-size-asian="5.5pt" style:language-asian="en" style:country-asian="US" style:font-size-complex="5.5pt" style:language-complex="en" style:country-complex="US" style:text-scale="100%"/>
    </style:style>
    <style:style style:name="CharStyle42" style:family="text" style:parent-style-name="CharStyle39">
      <style:text-properties fo:color="#000000" style:text-position="0% 100%" fo:font-size="7pt" fo:letter-spacing="normal" fo:language="en" fo:country="US" fo:font-weight="normal" style:font-size-asian="7pt" style:language-asian="en" style:country-asian="US" style:font-weight-asian="normal" style:font-size-complex="7pt" style:language-complex="en" style:country-complex="US" style:font-weight-complex="normal" style:text-scale="100%"/>
    </style:style>
    <style:style style:name="CharStyle43" style:family="text" style:parent-style-name="CharStyle39">
      <style:text-properties fo:font-variant="small-caps" fo:color="#000000" style:text-position="0% 100%" fo:font-size="5.5pt" fo:letter-spacing="normal" fo:language="en" fo:country="US" style:font-size-asian="5.5pt" style:language-asian="en" style:country-asian="US" style:font-size-complex="5.5pt" style:language-complex="en" style:country-complex="US" style:text-scale="100%"/>
    </style:style>
    <style:style style:name="CharStyle44" style:family="text" style:parent-style-name="CharStyle39">
      <style:text-properties fo:font-variant="small-caps" fo:color="#000000" style:text-position="0% 100%" fo:letter-spacing="normal" fo:language="en" fo:country="US" style:language-asian="en" style:country-asian="US" style:language-complex="en" style:country-complex="US" style:text-scale="100%"/>
    </style:style>
    <style:style style:name="CharStyle46"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47" style:family="text" style:parent-style-name="CharStyle46">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02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72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6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811in" fo:margin-left="0in" fo:margin-right="0in" fo:margin-bottom="0in"/>
      </style:header-style>
      <style:footer-style>
        <style:header-footer-properties fo:min-height="3.4217in" fo:margin-left="0in" fo:margin-right="0in" fo:margin-top="3.4217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2in" fo:margin-left="0in" fo:margin-right="0in" fo:margin-bottom="0in"/>
      </style:header-style>
      <style:footer-style>
        <style:header-footer-properties fo:min-height="3.65in" fo:margin-left="0in" fo:margin-right="0in" fo:margin-top="3.65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2.1201in" svg:y="0.5264in" draw:z-index="0"><draw:text-box fo:min-height="0.1134in" fo:min-width="2.4902in"><text:p text:style-name="MP3"><text:page-number text:select-page="current">243</text:page-number><text:span text:style-name="CharStyle22"><text:tab/>EPHESIANS 5</text:span></text:p></draw:text-box></draw:frame></text:p>
      </style:header>
      <style:header-left>
        <text:p text:style-name="MP1"><draw:frame draw:style-name="Mfr1" draw:name="1" text:anchor-type="paragraph" svg:x="2.1201in" svg:y="0.5264in" draw:z-index="1"><draw:text-box fo:min-height="0.1134in" fo:min-width="2.4902in"><text:p text:style-name="MP3"><text:page-number text:select-page="current">242</text:page-number><text:span text:style-name="CharStyle22"><text:tab/>EPHESIANS 5</text:span></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2" text:anchor-type="paragraph" svg:x="3.7264in" svg:y="0.5398in" draw:z-index="2"><draw:text-box fo:min-height="0.1071in" fo:min-width="2.4764in"><text:p text:style-name="MP4"><text:span text:style-name="CharStyle22">EPHESIANS 4<text:tab/></text:span><text:page-number text:select-page="current">243</text:page-number></text:p></draw:text-box></draw:frame></text:p>
      </style:header>
      <style:footer>
        <text:p text:style-name="MP2"/>
      </style:footer>
    </style:master-page>
    <style:master-page style:name="PageStyle3" style:page-layout-name="Mpm3">
      <style:header>
        <text:p text:style-name="MP1"><draw:frame draw:style-name="Mfr1" draw:name="3" text:anchor-type="paragraph" svg:x="2.1201in" svg:y="0.5264in" draw:z-index="0"><draw:text-box fo:min-height="0.1134in" fo:min-width="2.4902in"><text:p text:style-name="MP3"><text:page-number text:select-page="current">245</text:page-number><text:span text:style-name="CharStyle22"><text:tab/>EPHESIANS 5</text:span></text:p></draw:text-box></draw:frame></text:p>
      </style:header>
      <style:header-left>
        <text:p text:style-name="MP1"><draw:frame draw:style-name="Mfr1" draw:name="4" text:anchor-type="paragraph" svg:x="2.1201in" svg:y="0.5264in" draw:z-index="3"><draw:text-box fo:min-height="0.1134in" fo:min-width="2.4902in"><text:p text:style-name="MP3"><text:page-number text:select-page="current">244</text:page-number><text:span text:style-name="CharStyle22"><text:tab/>EPHESIANS 5</text:span></text:p></draw:text-box></draw:frame></text:p>
      </style:header-left>
      <style:footer>
        <text:p text:style-name="MP2"/>
      </style:footer>
      <style:footer-left>
        <text:p text:style-name="MP2"/>
      </style:footer-left>
    </style:master-page>
    <style:master-page style:name="PageStyle4" style:page-layout-name="Mpm3">
      <style:header>
        <text:p text:style-name="MP1"><draw:frame draw:style-name="Mfr1" draw:name="5" text:anchor-type="paragraph" svg:x="3.7264in" svg:y="0.5398in" draw:z-index="4"><draw:text-box fo:min-height="0.1071in" fo:min-width="2.4764in"><text:p text:style-name="MP4"><text:span text:style-name="CharStyle22">EPHESIANS 4<text:tab/></text:span><text:page-number text:select-page="current">247</text:page-number></text:p></draw:text-box></draw:frame></text:p>
      </style:header>
      <style:header-left>
        <text:p text:style-name="MP1"><draw:frame draw:style-name="Mfr1" draw:name="6" text:anchor-type="paragraph" svg:x="2.1264in" svg:y="0.5398in" draw:z-index="5"><draw:text-box fo:min-height="0.1in" fo:min-width="2.4965in"><text:p text:style-name="MP5"><text:page-number text:select-page="current">246</text:page-number><text:span text:style-name="CharStyle22"><text:tab/>EPHESIANS 6</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6" meta:paragraph-count="101" meta:word-count="3351" meta:character-count="17057" meta:non-whitespace-character-count="13825"/>
    <meta:generator>LibreOffice/4.4.5.2$Windows_x86 LibreOffice_project/a22f674fd25a3b6f45bdebf25400ed2adff0ff99</meta:generator>
  </office:meta>
</office:document-meta>
</file>